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REMIP absract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flight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re: write up moel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e: Plots 1 and 2</text:p>
          </table:table-cell>
          <table:table-cell table:style-name="ce4" table:number-columns-repeated="6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LimFire: Email to Yanni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2">
          <table:covered-table-cell table:style-name="ce2"/>
          <table:table-cell table:style-name="ce8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table:number-columns-spanned="7" table:number-rows-spanned="1"/>
          <table:covered-table-cell table:number-columns-repeated="6" table:style-name="ce14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28T09:43:42.796384893</dc:date>
    <meta:editing-duration>P62DT5H16M4S</meta:editing-duration>
    <meta:editing-cycles>106</meta:editing-cycles>
    <meta:generator>LibreOffice/4.2.8.2$Linux_X86_64 LibreOffice_project/420$Build-2</meta:generator>
    <meta:document-statistic meta:table-count="2" meta:cell-count="34" meta:object-count="0"/>
  </office:meta>
</office:document-meta>
</file>